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>
            <text:p>hCluster Method= average distance Method = euclidean</text:p>
          </table:table-cell>
          <table:table-cell table:style-name="ce1" table:number-columns-repeated="3"/>
          <table:table-cell table:number-columns-repeated="4"/>
          <table:table-cell office:value-type="string">
            <text:p>hCluster Method= ward distance Method = euclidean</text:p>
          </table:table-cell>
          <table:table-cell table:number-columns-repeated="6"/>
        </table:table-row>
        <table:table-row table:style-name="ro1">
          <table:table-cell office:value-type="string">
            <text:p>Ec/Cluster</text:p>
          </table:table-cell>
          <table:table-cell office:value-type="string">
            <text:p>EC6.1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2"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</table:table-row>
        <table:table-row table:style-name="ro2">
          <table:table-cell office:value-type="string">
            <text:p>[1,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[1,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[2,]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[2,]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[3,]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[3,]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[4,]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[4,]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[5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6,]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7,]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8,]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15"/>
        </table:table-row>
        <table:table-row table:style-name="ro1">
          <table:table-cell table:style-name="ce1" office:value-type="string">
            <text:p>hCluster Method= average distance Method = maximum</text:p>
          </table:table-cell>
          <table:table-cell table:style-name="ce1" table:number-columns-repeated="3"/>
          <table:table-cell table:number-columns-repeated="4"/>
          <table:table-cell office:value-type="string">
            <text:p>hCluster Method= ward distance Method = maximu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C6.1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2"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</table:table-row>
        <table:table-row table:style-name="ro2">
          <table:table-cell office:value-type="string">
            <text:p>[1,]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[2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3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table:number-columns-repeated="15"/>
        </table:table-row>
        <table:table-row table:style-name="ro1">
          <table:table-cell table:style-name="ce1" office:value-type="string">
            <text:p>hCluster Method= average distance Method = manhattan</text:p>
          </table:table-cell>
          <table:table-cell table:style-name="ce1" table:number-columns-repeated="6"/>
          <table:table-cell/>
          <table:table-cell office:value-type="string">
            <text:p>hCluster Method= single distance Method = manhatta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C6.1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2"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</table:table-row>
        <table:table-row table:style-name="ro2"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number-columns-repeated="15"/>
        </table:table-row>
        <table:table-row table:style-name="ro1">
          <table:table-cell table:style-name="ce1" office:value-type="string">
            <text:p>hCluster Method= average distance Method = canberra</text:p>
          </table:table-cell>
          <table:table-cell table:style-name="ce1" table:number-columns-repeated="6"/>
          <table:table-cell/>
          <table:table-cell office:value-type="string">
            <text:p>hCluster Method= single distance Method = canberra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C6.1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2"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</table:table-row>
        <table:table-row table:style-name="ro2">
          <table:table-cell office:value-type="string">
            <text:p>[1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[2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table:number-columns-repeated="15"/>
        </table:table-row>
        <table:table-row table:style-name="ro1">
          <table:table-cell office:value-type="string">
            <text:p>hCluster Method= average distance Method = binary</text:p>
          </table:table-cell>
          <table:table-cell table:number-columns-repeated="7"/>
          <table:table-cell office:value-type="string">
            <text:p>hCluster Method= single distance Method = binary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2"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</table:table-row>
        <table:table-row table:style-name="ro2"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number-columns-repeated="15"/>
        </table:table-row>
        <table:table-row table:style-name="ro1">
          <table:table-cell office:value-type="string">
            <text:p>hCluster Method= average distance Method = minkowski</text:p>
          </table:table-cell>
          <table:table-cell table:number-columns-repeated="7"/>
          <table:table-cell office:value-type="string">
            <text:p>hCluster Method= average distance Method = minkowski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2"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</table:table-row>
        <table:table-row table:style-name="ro2">
          <table:table-cell office:value-type="string">
            <text:p>[1,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[1,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[2,]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[2,]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[3,]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[3,]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[4,]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[4,]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[5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[5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[6,]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[6,]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[7,]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[7,]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[8,]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[8,]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number-columns-repeated="15"/>
        </table:table-row>
        <table:table-row table:style-name="ro2">
          <table:table-cell office:value-type="string">
            <text:p>hCluster Method= ward distance Method = euclidean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8"/>
        </table:table-row>
        <table:table-row table:style-name="ro2">
          <table:table-cell office:value-type="string">
            <text:p>[1,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2,]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3,]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4,]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 table:number-rows-repeated="2">
          <table:table-cell table:number-columns-repeated="15"/>
        </table:table-row>
        <table:table-row table:style-name="ro2">
          <table:table-cell office:value-type="string">
            <text:p>hCluster Method= ward distance Method = maximum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8"/>
        </table:table-row>
        <table:table-row table:style-name="ro2">
          <table:table-cell office:value-type="string">
            <text:p>[1,]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[2,]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15"/>
        </table:table-row>
        <table:table-row table:style-name="ro2">
          <table:table-cell office:value-type="string">
            <text:p>hCluster Method= ward distance Method = manhattan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8"/>
        </table:table-row>
        <table:table-row table:style-name="ro2">
          <table:table-cell office:value-type="string">
            <text:p>[1,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2,]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3,]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4,]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table:number-columns-repeated="15"/>
        </table:table-row>
        <table:table-row table:style-name="ro2">
          <table:table-cell office:value-type="string">
            <text:p>hCluster Method= ward distance Method = canberra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8"/>
        </table:table-row>
        <table:table-row table:style-name="ro2">
          <table:table-cell office:value-type="string">
            <text:p>[1,]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2,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3,]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4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5,]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6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7,]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[8,]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9,]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10,]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3" table:number-rows-repeated="2">
          <table:table-cell table:number-columns-repeated="15"/>
        </table:table-row>
        <table:table-row table:style-name="ro1">
          <table:table-cell office:value-type="string">
            <text:p>hCluster Method= ward distance Method = binary</text:p>
          </table:table-cell>
          <table:table-cell table:number-columns-repeated="7"/>
          <table:table-cell office:value-type="string">
            <text:p>hCluster Method= complete distance Method = euclidea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2"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</table:table-row>
        <table:table-row table:style-name="ro2"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[1,]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8"/>
          <table:table-cell office:value-type="string">
            <text:p>[2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8"/>
          <table:table-cell office:value-type="string">
            <text:p>[3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hCluster Method= ward distance Method = minkowski</text:p>
          </table:table-cell>
          <table:table-cell table:number-columns-repeated="7"/>
          <table:table-cell office:value-type="string">
            <text:p>[4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/>
          <table:table-cell office:value-type="string">
            <text:p>[5,]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[1,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[6,]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[2,]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[7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[3,]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[8,]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[4,]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[9,]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number-columns-repeated="15"/>
        </table:table-row>
        <table:table-row table:style-name="ro1">
          <table:table-cell office:value-type="string">
            <text:p>hCluster Method= single distance Method = euclidean</text:p>
          </table:table-cell>
          <table:table-cell table:number-columns-repeated="7"/>
          <table:table-cell office:value-type="string">
            <text:p>hCluster Method= complete distance Method = maximu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2"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</table:table-row>
        <table:table-row table:style-name="ro2"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[1,]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8"/>
          <table:table-cell office:value-type="string">
            <text:p>[2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number-columns-repeated="15"/>
        </table:table-row>
        <table:table-row table:style-name="ro1">
          <table:table-cell office:value-type="string">
            <text:p>hCluster Method= single distance Method = maximum</text:p>
          </table:table-cell>
          <table:table-cell table:number-columns-repeated="7"/>
          <table:table-cell office:value-type="string">
            <text:p>hCluster Method= complete distance Method = manhatta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2"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</table:table-row>
        <table:table-row table:style-name="ro2"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[1,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number-columns-repeated="8"/>
          <table:table-cell office:value-type="string">
            <text:p>[2,]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8"/>
          <table:table-cell office:value-type="string">
            <text:p>[3,]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Cluster Method= single distance Method = manhattan</text:p>
          </table:table-cell>
          <table:table-cell table:number-columns-repeated="7"/>
          <table:table-cell office:value-type="string">
            <text:p>[4,]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/>
          <table:table-cell office:value-type="string">
            <text:p>[5,]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[6,]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8"/>
          <table:table-cell office:value-type="string">
            <text:p>[7,]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15"/>
        </table:table-row>
        <table:table-row table:style-name="ro1">
          <table:table-cell office:value-type="string">
            <text:p>hCluster Method= single distance Method = canberra</text:p>
          </table:table-cell>
          <table:table-cell table:number-columns-repeated="7"/>
          <table:table-cell office:value-type="string">
            <text:p>hCluster Method= mcquitty distance Method = euclidea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2"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</table:table-row>
        <table:table-row table:style-name="ro2"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[1,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number-columns-repeated="8"/>
          <table:table-cell office:value-type="string">
            <text:p>[2,]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hCluster Method= single distance Method = binary</text:p>
          </table:table-cell>
          <table:table-cell table:number-columns-repeated="7"/>
          <table:table-cell office:value-type="string">
            <text:p>[3,]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/>
          <table:table-cell office:value-type="string">
            <text:p>[4,]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[5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8"/>
          <table:table-cell office:value-type="string">
            <text:p>[6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hCluster Method= single distance Method = minkowski</text:p>
          </table:table-cell>
          <table:table-cell table:number-columns-repeated="7"/>
          <table:table-cell office:value-type="string">
            <text:p>[7,]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/>
          <table:table-cell office:value-type="string">
            <text:p>[8,]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[9,]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8"/>
          <table:table-cell office:value-type="string">
            <text:p>[10,]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8"/>
          <table:table-cell office:value-type="string">
            <text:p>[11,]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8"/>
          <table:table-cell office:value-type="string">
            <text:p>[12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15"/>
        </table:table-row>
        <table:table-row table:style-name="ro1">
          <table:table-cell office:value-type="string">
            <text:p>hCluster Method= complete distance Method = canberra</text:p>
          </table:table-cell>
          <table:table-cell table:number-columns-repeated="7"/>
          <table:table-cell office:value-type="string">
            <text:p>hCluster Method= mcquitty distance Method = manhatta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2"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</table:table-row>
        <table:table-row table:style-name="ro2">
          <table:table-cell office:value-type="string">
            <text:p>[1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[1,]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[2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[2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[3,]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[3,]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[4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1">
          <table:table-cell office:value-type="string">
            <text:p>hCluster Method= complete distance Method = binary</text:p>
          </table:table-cell>
          <table:table-cell table:number-columns-repeated="7"/>
          <table:table-cell office:value-type="string">
            <text:p>hCluster Method= mcquitty distance Method = canberra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2"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</table:table-row>
        <table:table-row table:style-name="ro2"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[1,]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8"/>
          <table:table-cell office:value-type="string">
            <text:p>[2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 table:number-rows-repeated="2">
          <table:table-cell table:number-columns-repeated="15"/>
        </table:table-row>
        <table:table-row table:style-name="ro1">
          <table:table-cell office:value-type="string">
            <text:p>hCluster Method= complete distance Method = minkowski</text:p>
          </table:table-cell>
          <table:table-cell table:number-columns-repeated="7"/>
          <table:table-cell office:value-type="string">
            <text:p>hCluster Method= mcquitty distance Method = binary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2"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</table:table-row>
        <table:table-row table:style-name="ro2">
          <table:table-cell office:value-type="string">
            <text:p>[1,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[2,]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3,]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4,]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5,]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6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7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8,]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9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10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11,]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12,]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13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14,]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15"/>
        </table:table-row>
        <table:table-row table:style-name="ro1">
          <table:table-cell office:value-type="string">
            <text:p>hCluster Method= mcquitty distance Method = euclidean</text:p>
          </table:table-cell>
          <table:table-cell table:number-columns-repeated="7"/>
          <table:table-cell office:value-type="string">
            <text:p>hCluster Method= mcquitty distance Method = minkowski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2"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</table:table-row>
        <table:table-row table:style-name="ro2">
          <table:table-cell office:value-type="string">
            <text:p>[1,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[1,]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[2,]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[2,]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[3,]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[3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[4,]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[4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[5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6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7,]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8,]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9,]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10,]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11,]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12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3" table:number-rows-repeated="2">
          <table:table-cell table:number-columns-repeated="15"/>
        </table:table-row>
        <table:table-row table:style-name="ro1">
          <table:table-cell office:value-type="string">
            <text:p>hCluster Method= median distance Method = euclidean</text:p>
          </table:table-cell>
          <table:table-cell table:number-columns-repeated="7"/>
          <table:table-cell office:value-type="string">
            <text:p>hCluster Method= median distance Method = maximu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2"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</table:table-row>
        <table:table-row table:style-name="ro2">
          <table:table-cell office:value-type="string">
            <text:p>[1,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[1,]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[2,]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[2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[3,]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4,]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5,]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6,]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7,]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3" table:number-rows-repeated="2">
          <table:table-cell table:number-columns-repeated="15"/>
        </table:table-row>
        <table:table-row table:style-name="ro1">
          <table:table-cell office:value-type="string">
            <text:p>hCluster Method= median distance Method = manhattan"</text:p>
          </table:table-cell>
          <table:table-cell table:number-columns-repeated="7"/>
          <table:table-cell office:value-type="string">
            <text:p>hCluster Method= median distance Method = canberra"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2"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</table:table-row>
        <table:table-row table:style-name="ro2">
          <table:table-cell office:value-type="string">
            <text:p>[1,]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[2,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3,]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4,]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hCluster Method= centroid distance Method = euclidean</text:p>
          </table:table-cell>
          <table:table-cell table:number-columns-repeated="6"/>
        </table:table-row>
        <table:table-row table:style-name="ro2">
          <table:table-cell office:value-type="string">
            <text:p>[5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</table:table-row>
        <table:table-row table:style-name="ro2">
          <table:table-cell office:value-type="string">
            <text:p>[6,]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[1,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[7,]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[2,]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[8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[3,]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[9,]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[4,]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8"/>
          <table:table-cell office:value-type="string">
            <text:p>[5,]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Cluster Method= median distance Method = binary</text:p>
          </table:table-cell>
          <table:table-cell table:number-columns-repeated="7"/>
          <table:table-cell office:value-type="string">
            <text:p>[6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8"/>
        </table:table-row>
        <table:table-row table:style-name="ro2"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15"/>
        </table:table-row>
        <table:table-row table:style-name="ro1">
          <table:table-cell office:value-type="string">
            <text:p>hCluster Method= median distance Method = minkowski</text:p>
          </table:table-cell>
          <table:table-cell table:number-columns-repeated="7"/>
          <table:table-cell office:value-type="string">
            <text:p>hCluster Method= centroid distance Method = maximum"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2"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</table:table-row>
        <table:table-row table:style-name="ro2">
          <table:table-cell office:value-type="string">
            <text:p>[1,]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[2,]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3,]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4,]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5,]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15"/>
        </table:table-row>
        <table:table-row table:style-name="ro1">
          <table:table-cell office:value-type="string">
            <text:p>hCluster Method= centroid distance Method = manhattan</text:p>
          </table:table-cell>
          <table:table-cell table:number-columns-repeated="7"/>
          <table:table-cell office:value-type="string">
            <text:p>hCluster Method= centroid distance Method = minkowski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2"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</table:table-row>
        <table:table-row table:style-name="ro2"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number-columns-repeated="15"/>
        </table:table-row>
        <table:table-row table:style-name="ro2">
          <table:table-cell office:value-type="string">
            <text:p>hCluster Method= centroid distance Method = canberra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8"/>
        </table:table-row>
        <table:table-row table:style-name="ro2">
          <table:table-cell office:value-type="string">
            <text:p>[1,]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[2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table:number-columns-repeated="15"/>
        </table:table-row>
        <table:table-row table:style-name="ro2">
          <table:table-cell office:value-type="string">
            <text:p>hCluster Method= centroid distance Method = binar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[,1]</text:p>
          </table:table-cell>
          <table:table-cell office:value-type="string">
            <text:p>[,2]</text:p>
          </table:table-cell>
          <table:table-cell office:value-type="string">
            <text:p>[,3]</text:p>
          </table:table-cell>
          <table:table-cell office:value-type="string">
            <text:p>[,4]</text:p>
          </table:table-cell>
          <table:table-cell office:value-type="string">
            <text:p>[,5]</text:p>
          </table:table-cell>
          <table:table-cell office:value-type="string">
            <text:p>[,6]</text:p>
          </table:table-cell>
          <table:table-cell table:number-columns-repeated="8"/>
        </table:table-row>
        <table:table-row table:style-name="ro2">
          <table:table-cell office:value-type="string">
            <text:p>[1,]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ket </meta:initial-creator>
    <meta:creation-date>2012-07-02T16:34:01</meta:creation-date>
    <dc:date>2012-07-02T18:38:54</dc:date>
    <dc:creator>saket </dc:creator>
    <meta:editing-duration>PT1H52M29S</meta:editing-duration>
    <meta:editing-cycles>3</meta:editing-cycles>
    <meta:generator>LibreOffice/3.5$Linux_x86 LibreOffice_project/350m1$Build-2</meta:generator>
    <meta:document-statistic meta:table-count="3" meta:cell-count="1583" meta:object-count="0"/>
  </office:meta>
</office:document-meta>
</file>